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font-name="LMMono10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1">
      <style:paragraph-properties fo:margin-top="0in" fo:margin-bottom="0in"/>
      <style:text-properties style:font-name="LMMono10"/>
    </style:style>
    <style:style style:name="T1" style:family="text">
      <style:text-properties style:font-name="LMMono10"/>
    </style:style>
    <style:style style:name="T2" style:family="text">
      <style:text-properties style:font-name="LMMono1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-To Guide for MCL2.0a</text:p>
      <text:p text:style-name="P2">Matt Schmill</text:p>
      <text:p text:style-name="P2">8/23/2011</text:p>
      <text:p text:style-name="P2"/>
      <text:p text:style-name="P3"/>
      <text:p text:style-name="P3">The following tasks are common to integration efforts.</text:p>
      <text:p text:style-name="P3"/>
      <text:p text:style-name="P1">How do I add a sensor class to MCL?</text:p>
      <text:p text:style-name="P1"/>
      <text:list xml:id="list875750060" text:style-name="L1">
        <text:list-item>
          <text:p text:style-name="P9">add a symbol entry to the “SC” group in utils/symbols.def<text:line-break/><text:span text:style-name="T1">psym MYSCLASS SC</text:span></text:p>
        </text:list-item>
        <text:list-item>
          <text:p text:style-name="P9"><text:span text:style-name="T1">make clean</text:span> </text:p>
        </text:list-item>
        <text:list-item>
          <text:p text:style-name="P10">make install </text:p>
        </text:list-item>
        <text:list-item>
          <text:p text:style-name="P9">add a node to your ontology fringe<text:line-break/><text:span text:style-name="T1">node concInd(name=sc:mysclass)</text:span> </text:p>
        </text:list-item>
        <text:list-item>
          <text:p text:style-name="P9">link the sensor class node into the ontology core<text:line-break/><text:span text:style-name="T1">link abstraction(src=sc:mysclass,dst=observable)</text:span><text:line-break/>(actually there should probably be a hierarchy of sclasses here) </text:p>
        </text:list-item>
        <text:list-item>
          <text:p text:style-name="P9"><text:span text:style-name="T1">make config</text:span> </text:p>
        </text:list-item>
        <text:list-item>
          <text:p text:style-name="P8">tweak your CPTs</text:p>
        </text:list-item>
      </text:list>
      <text:p text:style-name="Text_20_body"/>
      <text:p text:style-name="P1">How do I add an expectation class to MCL?</text:p>
      <text:p text:style-name="P1"/>
      <text:p text:style-name="P3">Replace all instances of XXX with your expectation name.</text:p>
      <text:p text:style-name="P1"/>
      <text:list xml:id="list1482923311" text:style-name="L2">
        <text:list-item>
          <text:p text:style-name="P5">add symbol to symbols.def<text:line-break/><text:span text:style-name="T1">psym XXX_EXPECTATION EC <text:s text:c="6"/>//!&lt; expectation: always remain legal</text:span></text:p>
        </text:list-item>
        <text:list-item>
          <text:p text:style-name="P5">add class def to expectations.h (use examples, make sure you subclass!)</text:p>
        </text:list-item>
        <text:list-item>
          <text:p text:style-name="P5">implement mandatory methods in expectations.cc</text:p>
          <text:list>
            <text:list-item>
              <text:p text:style-name="P6">XXX::violation()</text:p>
            </text:list-item>
            <text:list-item>
              <text:p text:style-name="P6">XXX::describe()</text:p>
            </text:list-item>
            <text:list-item>
              <text:p text:style-name="P5"><text:span text:style-name="T1">XXX::baseClassName()</text:span></text:p>
            </text:list-item>
          </text:list>
        </text:list-item>
        <text:list-item>
          <text:p text:style-name="P5">implement XXX::addLinkTags() in dynamicILinks.cc<text:line-break/>see examples in expectations.cc – the expectation class can induce initial activation in the indications ontology here</text:p>
        </text:list-item>
        <text:list-item>
          <text:p text:style-name="P5">add a factory method to expectationFactory (expectations.cc)<text:line-break/>these are basically wrapper functions for the expectation constructor<text:line-break/><text:span text:style-name="T1">mclExp* expectationFactory::makeXXXExp(mcl *m, … )</text:span></text:p>
        </text:list-item>
        <text:list-item>
          <text:p text:style-name="P5">add cases for EC_XXX_EXPECTATION in applicable methods<text:line-break/>I apologize for the chain you will need to connect, starting from the API calls:<text:line-break/>mclMA::declareSelfExpectation( … ) // pre-processes obs names<text:line-break/>mclMA::declareObjExpectation( … ) // pre-processes obs names<text:line-break/>declare_expectation_pp( … ) // checks for variable and EG's<text:line-break/>_ma_makeExp( … ) <text:line-break/></text:p>
        </text:list-item>
        <text:list-item>
          <text:p text:style-name="P6">make clean</text:p>
        </text:list-item>
        <text:list-item>
          <text:p text:style-name="P6"><text:soft-page-break/>make install</text:p>
        </text:list-item>
      </text:list>
      <text:p text:style-name="Standard"/>
      <text:p text:style-name="Standard">Note: look at the code for the other expectation classes! <text:span text:style-name="T3">USE PP METHODS TO CHECK SENSOR VALUES</text:span>! PP means “PreProcessed” and your sensor names will be preprocessed in the API. In other words, self sensors will get to your violation method as “self.x”. If you use sensor_value() rather than sensor_value_pp() your code will not work properly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Schmill</meta:initial-creator>
    <meta:creation-date>2011-08-23T16:11:47</meta:creation-date>
    <dc:date>2011-09-09T13:54:31</dc:date>
    <dc:creator>Matt Schmill</dc:creator>
    <meta:editing-duration>P3DT3H20M44S</meta:editing-duration>
    <meta:editing-cycles>9</meta:editing-cycles>
    <meta:generator>LibreOffice/3.3$Unix LibreOffice_project/330m19$Build-301</meta:generator>
    <meta:document-statistic meta:table-count="0" meta:image-count="0" meta:object-count="0" meta:page-count="2" meta:paragraph-count="26" meta:word-count="296" meta:character-count="1931"/>
  </office:meta>
</office:document-meta>
</file>